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2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78"/>
        <table:table-column table:style-name="co37" table:default-cell-style-name="Default"/>
        <table:table-row table:style-name="ro7">
          <table:table-cell table:number-columns-repeated="5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Test Nam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1" office:value-type="string" calcext:value-type="string">
            <text:p>idx5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79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 (idx)</text:p>
          </table:table-cell>
          <table:table-cell table:style-name="ce21" office:value-type="string" calcext:value-type="string">
            <text:p>clr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1" office:value-type="string" calcext:value-type="string">
            <text:p>neg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1" office:value-type="string" calcext:value-type="string">
            <text:p>rts</text:p>
          </table:table-cell>
          <table:table-cell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1" office:value-type="string" calcext:value-type="string">
            <text:p>jmp</text:p>
          </table:table-cell>
          <table:table-cell table:style-name="ce29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1" office:value-type="string" calcext:value-type="string">
            <text:p>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130"/>
          <table:table-cell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mul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81"/>
          <table:table-cell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3" office:value-type="string" calcext:value-type="string">
            <text:p>firq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3"/>
          <table:table-cell/>
        </table:table-row>
        <table:table-row table:style-name="ro7" table:number-rows-repeated="1048369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05:37:39.733667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2T08:29:05.251406276</dc:date>
    <meta:editing-duration>P8DT6H42M13S</meta:editing-duration>
    <meta:editing-cycles>36</meta:editing-cycles>
    <meta:generator>LibreOffice/6.4.7.2$Linux_X86_64 LibreOffice_project/40$Build-2</meta:generator>
    <dc:creator>Pepe </dc:creator>
    <meta:document-statistic meta:table-count="7" meta:cell-count="5971" meta:object-count="0"/>
  </office:meta>
</office:document-meta>
</file>